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000000" draw:textarea-vertical-align="middle"/>
    </style:style>
    <style:style style:name="gr2" style:family="graphic" style:parent-style-name="standard">
      <style:graphic-properties draw:stroke="none" draw:fill="solid" draw:fill-color="#ffffff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g>
          <draw:rect draw:style-name="gr1" draw:text-style-name="P1" draw:layer="layout" svg:width="6.5cm" svg:height="6.5cm" svg:x="8.75cm" svg:y="2.5cm">
            <text:p/>
          </draw:rect>
          <draw:polygon draw:style-name="gr2" draw:text-style-name="P1" draw:layer="layout" svg:width="5.999cm" svg:height="3.999cm" svg:x="9cm" svg:y="3cm" svg:viewBox="0 0 6000 4000" draw:points="0,3000 3000,0 6000,3000 6000,4000 0,4000">
            <text:p/>
          </draw:polygon>
          <draw:rect draw:style-name="gr2" draw:text-style-name="P1" draw:layer="layout" svg:width="6cm" svg:height="1cm" svg:x="9cm" svg:y="7.5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_ </meta:initial-creator>
    <meta:creation-date>2016-06-15T15:17:10.46</meta:creation-date>
    <dc:date>2016-06-15T15:57:59.52</dc:date>
    <dc:creator>_ </dc:creator>
    <meta:editing-duration>PT25M38S</meta:editing-duration>
    <meta:editing-cycles>1</meta:editing-cycles>
    <meta:document-statistic meta:object-count="4"/>
    <meta:generator>OpenOffice/4.1.2$Win32 OpenOffice.org_project/412m3$Build-9782</meta:generator>
  </office:meta>
</office:document-meta>
</file>